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A00000165D88A4E1D.png" manifest:media-type="image/png"/>
  <manifest:file-entry manifest:full-path="Pictures/1000000000000119000000B880C36513.jpg" manifest:media-type="image/jpeg"/>
  <manifest:file-entry manifest:full-path="Pictures/10000201000001A7000001A26E5C54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="solid" draw:stroke-dash="Ultrafine_20_2_20_Dots_20_3_20_Dashes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3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Fine_20_Dashed" svg:stroke-width="0.051cm" svg:stroke-color="#000000" draw:marker-start="Arrowheads_20_2" draw:marker-start-width="0.152cm" draw:marker-end="" draw:marker-end-width="0.276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="Arrowheads_20_2" draw:marker-start-width="0.152cm" draw:marker-end="" draw:marker-end-width="0.276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="Arrowheads_20_2" draw:marker-start-width="0.152cm" draw:marker-end="Arrowheads_20_2" draw:marker-end-width="0.152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fff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draw:stroke="solid" draw:stroke-dash="Ultrafine_20_2_20_Dots_20_3_20_Dashes" svg:stroke-width="0.051cm" svg:stroke-color="#000000" draw:marker-start-width="0.276cm" draw:marker-end-width="0.276cm" draw:fill="none" draw:fill-color="#e6e6ff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186cm" fo:min-width="2.94cm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1.473cm"/>
    </style:style>
    <style:style style:name="gr15" style:family="graphic" style:parent-style-name="standard">
      <style:graphic-properties svg:stroke-width="0.051cm" svg:stroke-color="#000000" draw:marker-start="Arrowheads_20_2" draw:marker-start-width="0.152cm" draw:marker-end="" draw:marker-end-width="0.152cm" draw:textarea-vertical-align="middle" fo:padding-top="0.15cm" fo:padding-bottom="0.15cm" fo:padding-left="0.275cm" fo:padding-right="0.275cm"/>
    </style:style>
    <style:style style:name="gr16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solid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014cm" fo:min-width="2.94cm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cm" fo:min-width="2.94cm"/>
    </style:style>
    <style:style style:name="P1" style:family="paragraph">
      <style:paragraph-properties fo:text-align="center"/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style:use-window-font-color="true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P6" style:family="paragraph">
      <style:paragraph-properties fo:margin-left="0cm" fo:margin-right="0cm" fo:text-align="center" fo:text-indent="0cm"/>
      <style:text-properties fo:color="#000000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P7" style:family="paragraph"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text-properties fo:font-size="6pt" fo:font-weight="bold" style:font-size-asian="6pt" style:font-weight-asian="bold" style:font-size-complex="6pt" style:font-weight-complex="bold"/>
    </style:style>
    <style:style style:name="P1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use-window-font-color="true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T2" style:family="text">
      <style:text-properties fo:color="#000000"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T3" style:family="text">
      <style:text-properties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3pt" fo:font-weight="bold" style:font-size-asian="3pt" style:font-weight-asian="bold" style:font-size-complex="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51cm" svg:height="2.312cm" svg:x="1.039cm" svg:y="5.658cm">
          <text:p text:style-name="P4"/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3" draw:id="id3" draw:layer="layout" svg:width="2.184cm" svg:height="1.306cm" svg:x="7.853cm" svg:y="5.04cm">
          <text:p text:style-name="P2"><text:span text:style-name="T1">Appraisal</text:span></text:p>
          <text:p text:style-name="P2"><text:span text:style-name="T1">&amp;</text:span></text:p>
          <text:p text:style-name="P2"><text:span text:style-name="T1">Cop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6.311cm" svg:height="3.656cm" svg:x="3.96cm" svg:y="3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" draw:id="id1" draw:layer="layout" svg:width="1.989cm" svg:height="0.707cm" svg:x="6.123cm" svg:y="7.268cm">
          <text:p text:style-name="P4"><text:span text:style-name="T2">A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2.263cm" svg:height="0.92cm" svg:x="1.376cm" svg:y="3.658cm">
          <text:p text:style-name="P2"><text:span text:style-name="T2">Collaboratio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7.117cm" svg:y1="7.268cm" svg:x2="7.115cm" svg:y2="6.67cm" draw:start-shape="id1" draw:start-glue-point="0" draw:end-shape="id2" draw:end-glue-point="2" svg:d="M7117 7268v-299h-2v-299" svg:viewBox="0 0 3 599">
          <text:p/>
        </draw:connector>
        <draw:connector draw:style-name="gr7" draw:text-style-name="P4" draw:layer="layout" svg:x1="8.945cm" svg:y1="5.04cm" svg:x2="6.882cm" svg:y2="4.116cm" draw:start-shape="id3" draw:start-glue-point="0" draw:end-shape="id4" svg:d="M8945 5040v-924h-2063" svg:viewBox="0 0 2064 925">
          <text:p/>
        </draw:connector>
        <draw:connector draw:style-name="gr6" draw:text-style-name="P4" draw:layer="layout" svg:x1="5.678cm" svg:y1="3.007cm" svg:x2="5.684cm" svg:y2="2.516cm" draw:end-shape="id5" draw:end-glue-point="2" svg:d="M5678 3007v34h6v-525" svg:viewBox="0 0 7 526">
          <text:p/>
        </draw:connector>
        <draw:connector draw:style-name="gr8" draw:text-style-name="P4" draw:layer="layout" svg:x1="6.882cm" svg:y1="5.69cm" svg:x2="7.853cm" svg:y2="5.693cm" draw:start-shape="id6" draw:start-glue-point="1" draw:end-shape="id3" draw:end-glue-point="3" svg:d="M6882 5690h486v3h485" svg:viewBox="0 0 972 4">
          <text:p/>
        </draw:connector>
        <draw:custom-shape draw:style-name="gr3" draw:text-style-name="P4" draw:layer="layout" svg:width="2.969cm" svg:height="2.096cm" svg:x="0.991cm" svg:y="3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589cm" svg:height="2.045cm" svg:x="3.879cm" svg:y="3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5" draw:id="id5" draw:layer="layout" svg:width="2.149cm" svg:height="0.769cm" svg:x="4.61cm" svg:y="1.747cm">
          <text:p text:style-name="P4"><text:span text:style-name="T2">Per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4" draw:id="id4" draw:layer="layout" svg:width="2.346cm" svg:height="0.908cm" svg:x="4.536cm" svg:y="3.662cm">
          <text:p text:style-name="P2"><text:span text:style-name="T3">Theory of M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4.536cm" svg:y1="4.116cm" svg:x2="3.639cm" svg:y2="4.118cm" draw:start-shape="id4" draw:start-glue-point="3" draw:end-shape="id7" draw:end-glue-point="1" svg:d="M4536 4116h-449v2h-448" svg:viewBox="0 0 898 3">
          <text:p/>
        </draw:connector>
        <draw:connector draw:style-name="gr7" draw:text-style-name="P4" draw:layer="layout" svg:x1="5.709cm" svg:y1="5.236cm" svg:x2="5.709cm" svg:y2="4.57cm" draw:start-shape="id6" draw:start-glue-point="0" draw:end-shape="id4" draw:end-glue-point="2" svg:d="M5709 5236v-666" svg:viewBox="0 0 1 667">
          <text:p/>
        </draw:connector>
        <draw:connector draw:style-name="gr7" draw:text-style-name="P4" draw:layer="layout" svg:x1="9.549cm" svg:y1="5.061cm" svg:x2="2.507cm" svg:y2="3.658cm" draw:end-shape="id7" draw:end-glue-point="0" svg:d="M9549 5061v-1929h-7042v526" svg:viewBox="0 0 7043 1930">
          <text:p/>
        </draw:connector>
        <draw:frame draw:style-name="gr12" draw:text-style-name="P8" draw:layer="layout" svg:width="2.979cm" svg:height="0.573cm" svg:x="7.621cm" svg:y="2.552cm">
          <draw:text-box>
            <text:p><text:span text:style-name="T4">Mental Processes</text:span></text:p>
          </draw:text-box>
        </draw:frame>
        <draw:custom-shape draw:style-name="gr13" draw:text-style-name="P4" draw:layer="layout" svg:width="0.562cm" svg:height="0.936cm" svg:x="2.175cm" svg:y="5.14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9" draw:layer="layout" svg:width="2.023cm" svg:height="1.861cm" svg:x="1.714cm" svg:y="6.175cm">
          <draw:text-box>
            <text:p text:style-name="P4"><text:span text:style-name="T3">Mental States</text:span></text:p>
            <text:p text:style-name="P4"><text:span text:style-name="T3">&amp; </text:span></text:p>
            <text:p text:style-name="P4"><text:span text:style-name="T3">Emotion</text:span></text:p>
            <text:p text:style-name="P4"><text:span text:style-name="T3">Instances</text:span></text:p>
          </draw:text-box>
        </draw:frame>
        <draw:connector draw:style-name="gr15" draw:text-style-name="P4" draw:layer="layout" draw:line-skew="0.37cm" svg:x1="4.536cm" svg:y1="5.69cm" svg:x2="3.632cm" svg:y2="4.372cm" draw:start-shape="id6" draw:start-glue-point="3" svg:d="M4536 5690h-345v-1318h-559" svg:viewBox="0 0 905 1319">
          <text:p/>
        </draw:connector>
        <draw:custom-shape draw:style-name="gr16" draw:text-style-name="P7" xml:id="id6" draw:id="id6" draw:layer="layout" svg:width="2.346cm" svg:height="0.908cm" svg:x="4.536cm" svg:y="5.236cm">
          <text:p text:style-name="P2"><text:span text:style-name="T3">Mo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6.419cm" svg:height="2.124cm" svg:x="12.473cm" svg:y="6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10" draw:id="id10" draw:layer="layout" svg:width="2.346cm" svg:height="0.908cm" svg:x="13.035cm" svg:y="7.168cm">
          <text:p text:style-name="P2"><text:span text:style-name="T3">ROS 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xml:id="id11" draw:id="id11" draw:layer="layout" svg:width="2.346cm" svg:height="0.908cm" svg:x="16.01cm" svg:y="7.168cm">
          <text:p text:style-name="P2"><text:span text:style-name="T3">Joint</text:span></text:p>
          <text:p text:style-name="P2"><text:span text:style-name="T3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2.825cm" svg:height="0.573cm" svg:x="12.288cm" svg:y="5.843cm">
          <draw:text-box>
            <text:p><text:span text:style-name="T4">Robot Controller</text:span></text:p>
          </draw:text-box>
        </draw:frame>
        <draw:frame draw:style-name="gr20" draw:text-style-name="P4" xml:id="id12" draw:id="id12" draw:layer="layout" svg:width="4.092cm" svg:height="4.044cm" svg:x="15.137cm" svg:y="1.611cm">
          <draw:image xlink:href="Pictures/10000201000001A7000001A26E5C544C.png" xlink:type="simple" xlink:show="embed" xlink:actuate="onLoad">
            <text:p/>
          </draw:image>
        </draw:frame>
        <draw:frame draw:style-name="gr20" draw:text-style-name="P4" xml:id="id9" draw:id="id9" draw:layer="layout" svg:width="1.204cm" svg:height="0.788cm" svg:x="13.954cm" svg:y="1.737cm">
          <draw:image xlink:href="Pictures/1000000000000119000000B880C36513.jpg" xlink:type="simple" xlink:show="embed" xlink:actuate="onLoad">
            <text:p/>
          </draw:image>
        </draw:frame>
        <draw:connector draw:style-name="gr7" draw:text-style-name="P4" draw:layer="layout" svg:x1="12.319cm" svg:y1="2.132cm" svg:x2="13.954cm" svg:y2="2.131cm" draw:start-shape="id8" draw:start-glue-point="1" draw:end-shape="id9" draw:end-glue-point="3" svg:d="M12319 2132h818v-1h817" svg:viewBox="0 0 1636 2">
          <text:p/>
        </draw:connector>
        <draw:custom-shape draw:style-name="gr17" draw:text-style-name="P4" draw:layer="layout" svg:width="9.721cm" svg:height="7.112cm" svg:x="0.82cm" svg:y="1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13.035cm" svg:y1="7.622cm" svg:x2="8.112cm" svg:y2="7.621cm" draw:start-shape="id10" draw:start-glue-point="3" draw:end-shape="id1" draw:end-glue-point="1" svg:d="M13035 7622h-2462v-1h-2461" svg:viewBox="0 0 4924 2">
          <text:p/>
        </draw:connector>
        <draw:connector draw:style-name="gr8" draw:text-style-name="P4" draw:layer="layout" svg:x1="17.183cm" svg:y1="7.168cm" svg:x2="17.183cm" svg:y2="5.655cm" draw:start-shape="id11" draw:end-shape="id12" draw:end-glue-point="2" svg:d="M17183 7168v-1513" svg:viewBox="0 0 1 1514">
          <text:p/>
        </draw:connector>
        <draw:connector draw:style-name="gr6" draw:text-style-name="P4" draw:layer="layout" svg:x1="16.01cm" svg:y1="7.622cm" svg:x2="15.381cm" svg:y2="7.622cm" draw:start-shape="id11" draw:start-glue-point="3" draw:end-shape="id10" draw:end-glue-point="1" svg:d="M16010 7622h-629" svg:viewBox="0 0 630 1">
          <text:p/>
        </draw:connector>
        <draw:frame draw:style-name="gr20" draw:text-style-name="P4" xml:id="id8" draw:id="id8" draw:layer="layout" svg:width="1.122cm" svg:height="1.712cm" svg:x="11.197cm" svg:y="1.276cm">
          <draw:image xlink:href="Pictures/10000201000000EA00000165D88A4E1D.png" xlink:type="simple" xlink:show="embed" xlink:actuate="onLoad">
            <text:p/>
          </draw:image>
        </draw:frame>
        <draw:connector draw:style-name="gr7" draw:text-style-name="P4" draw:layer="layout" svg:x1="6.759cm" svg:y1="2.131cm" svg:x2="11.197cm" svg:y2="2.132cm" draw:start-shape="id5" draw:start-glue-point="1" draw:end-shape="id8" draw:end-glue-point="3" svg:d="M6759 2131h2231v1h2207" svg:viewBox="0 0 4439 2">
          <text:p/>
        </draw:connector>
        <draw:frame draw:style-name="gr12" draw:text-style-name="P10" draw:layer="layout" svg:width="2.09cm" svg:height="0.858cm" svg:x="10.356cm" svg:y="7.185cm">
          <draw:text-box>
            <text:p><text:span text:style-name="T5">Network</text:span></text:p>
            <text:p><text:span text:style-name="T6"/></text:p>
            <text:p><text:span text:style-name="T5">Connection</text:span></text:p>
          </draw:text-box>
        </draw:frame>
        <draw:frame draw:style-name="gr12" draw:text-style-name="P8" draw:layer="layout" svg:width="6.985cm" svg:height="0.573cm" svg:x="0.59cm" svg:y="0.864cm">
          <draw:text-box>
            <text:p><text:span text:style-name="T4">Affective Motivational Collaboration Framework</text:span></text:p>
          </draw:text-box>
        </draw:frame>
        <draw:custom-shape draw:style-name="gr3" draw:text-style-name="P4" draw:layer="layout" svg:width="5.969cm" svg:height="1.397cm" svg:x="12.7cm" svg:y="6.8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1.185cm" svg:height="0.573cm" svg:x="12.464cm" svg:y="6.382cm">
          <draw:text-box>
            <text:p><text:span text:style-name="T4">ROS</text:span></text:p>
          </draw:text-box>
        </draw:frame>
        <draw:frame draw:style-name="gr22" draw:text-style-name="P11" draw:layer="layout" svg:width="1.484cm" svg:height="0.573cm" svg:x="11.074cm" svg:y="2.944cm">
          <draw:text-box>
            <text:p text:style-name="P4"><text:span text:style-name="T4">wiz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99cc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83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</meta:initial-creator>
    <meta:creation-date>2014-10-06T16:29:49</meta:creation-date>
    <dc:date>2016-10-30T00:52:47.685411847</dc:date>
    <meta:editing-duration>PT6H29M30S</meta:editing-duration>
    <meta:editing-cycles>211</meta:editing-cycles>
    <meta:generator>LibreOffice/4.2.8.2$Linux_X86_64 LibreOffice_project/420m0$Build-2</meta:generator>
    <meta:document-statistic meta:object-count="39"/>
  </office:meta>
</office:document-meta>
</file>